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8.99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1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4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3">
            <text:p>3</text:p>
          </table:table-cell>
          <table:table-cell table:formula="of:=[.A1]^2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formula="of:=[.D1]^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2]^2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formula="of:=[.D2]^2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3]^2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formula="of:=[.D3]^2" office:value-type="float" office:value="9">
            <text:p>9</text:p>
          </table:table-cell>
        </table:table-row>
        <table:table-row table:style-name="ro1">
          <table:table-cell/>
          <table:table-cell table:formula="of:=SUM([.B1:.B3])"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 table:formula="of:=[.D4]^2" office:value-type="float" office:value="9">
            <text:p>9</text:p>
          </table:table-cell>
        </table:table-row>
        <table:table-row table:style-name="ro1">
          <table:table-cell table:number-columns-repeated="4"/>
          <table:table-cell table:formula="of:=SUM([.E1:.E4])" office:value-type="float" office:value="23">
            <text:p>23</text:p>
          </table:table-cell>
        </table:table-row>
      </table:table>
      <table:table table:name="タイタニック予測精度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ce2"/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851852">
            <text:p>0.85185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線形カーネル</text:p>
          </table:table-cell>
          <table:table-cell office:value-type="float" office:value="0.840629">
            <text:p>0.84063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スケーリングなし</text:p>
          </table:table-cell>
          <table:table-cell office:value-type="float" office:value="0.731762">
            <text:p>0.73176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95735">
            <text:p>0.79574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Pclassを利用</text:p>
          </table:table-cell>
          <table:table-cell office:value-type="float" office:value="0.765432">
            <text:p>0.76543</text:p>
          </table:table-cell>
          <table:table-cell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生存率と比較</text:p>
          </table:table-cell>
          <table:table-cell office:value-type="float" office:value="0.820426">
            <text:p>0.82043</text:p>
          </table:table-cell>
          <table:table-cell/>
        </table:table-row>
        <table:table-row table:style-name="ro2">
          <table:table-cell table:style-name="ce1" office:value-type="date" office:date-value="2014-01-28">
            <text:p>1月28日</text:p>
          </table:table-cell>
          <table:table-cell office:value-type="string">
            <text:p>一致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バンド幅自動調整</text:p>
          </table:table-cell>
          <table:table-cell office:value-type="float" office:value="0.811448">
            <text:p>0.81145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811.681587">
            <text:p>811.68159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0.786756">
            <text:p>0.78676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792.734858">
            <text:p>792.73486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0.792368">
            <text:p>0.79237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772.734858">
            <text:p>772.73486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0.813692">
            <text:p>0.81369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602.407562">
            <text:p>602.40756</text:p>
          </table:table-cell>
          <table:table-cell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一致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0.860831">
            <text:p>0.860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BIC</text:p>
          </table:table-cell>
          <table:table-cell office:value-type="string">
            <text:p>一致率</text:p>
          </table:table-cell>
          <table:table-cell office:value-type="string">
            <text:p>CV</text:p>
          </table:table-cell>
        </table:table-row>
        <table:table-row table:style-name="ro2">
          <table:table-cell table:style-name="ce1" office:value-type="date" office:date-value="2014-02-17">
            <text:p>2月17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 office:value-type="string">
            <text:p>バグ修正</text:p>
          </table:table-cell>
          <table:table-cell office:value-type="float" office:value="592.261782">
            <text:p>592.26178</text:p>
          </table:table-cell>
          <table:table-cell office:value-type="float" office:value="0.860831">
            <text:p>0.86083</text:p>
          </table:table-cell>
          <table:table-cell office:value-type="float" office:value="0.842873">
            <text:p>0.84287</text:p>
          </table:table-cell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年齢ボーダーライン:12 24 38 52 66</text:p>
          </table:table-cell>
          <table:table-cell/>
          <table:table-cell office:value-type="float" office:value="0.859708">
            <text:p>0.85971</text:p>
          </table:table-cell>
          <table:table-cell office:value-type="float" office:value="0.847363">
            <text:p>0.84736</text:p>
          </table:table-cell>
        </table:table-row>
        <table:table-row table:style-name="ro1" table:number-rows-repeated="65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テスト精度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727">
            <text:p>0.72700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7">
            <text:p>0.77000</text:p>
          </table:table-cell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本番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,友人家族の死亡率3段階</text:p>
          </table:table-cell>
          <table:table-cell/>
          <table:table-cell table:style-name="ce6" office:value-type="float" office:value="0.76555">
            <text:p>0.76555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0.72727">
            <text:p>0.73</text:p>
          </table:table-cell>
          <table:table-cell table:style-name="ce3"/>
          <table:table-cell table:style-name="ce4"/>
          <table:table-cell/>
        </table:table-row>
        <table:table-row table:style-name="ro1" table:number-rows-repeated="65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年齢保管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3</text:p>
          </table:table-cell>
          <table:table-cell office:value-type="float" office:value="180.152452">
            <text:p>180.15</text:p>
          </table:table-cell>
          <table:table-cell table:formula="of:=SQRT([.D4])" office:value-type="float" office:value="13.4220882130911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MEAN</text:p>
          </table:table-cell>
          <table:table-cell office:value-type="string">
            <text:p>平均：29.679272</text:p>
          </table:table-cell>
          <table:table-cell office:value-type="float" office:value="211">
            <text:p>211</text:p>
          </table:table-cell>
          <table:table-cell table:formula="of:=SQRT([.D5])" office:value-type="float" office:value="14.525839046334">
            <text:p>14.5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2</text:p>
          </table:table-cell>
          <table:table-cell office:value-type="float" office:value="180.139563">
            <text:p>180.14</text:p>
          </table:table-cell>
          <table:table-cell table:formula="of:=SQRT([.D6])" office:value-type="float" office:value="13.4216080631197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/>
          <table:table-cell office:value-type="float" office:value="178.773131">
            <text:p>178.77</text:p>
          </table:table-cell>
          <table:table-cell table:formula="of:=SQRT([.D7])" office:value-type="float" office:value="13.3706069794905">
            <text:p>13.37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敬称を利用</text:p>
          </table:table-cell>
          <table:table-cell office:value-type="float" office:value="147.10554">
            <text:p>147.11</text:p>
          </table:table-cell>
          <table:table-cell table:formula="of:=SQRT([.D8])" office:value-type="float" office:value="12.1287072682953">
            <text:p>12.1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LINEAR</text:p>
          </table:table-cell>
          <table:table-cell office:value-type="float" office:value="135.94265">
            <text:p>135.94</text:p>
          </table:table-cell>
          <table:table-cell table:formula="of:=SQRT([.D9])" office:value-type="float" office:value="11.6594446694515">
            <text:p>11.66</text:p>
          </table:table-cell>
        </table:table-row>
      </table:table>
      <table:named-expressions>
        <table:named-range table:name="0.77033" table:base-cell-address="$タイタニック予測精度.$F$4" table:cell-range-address="$テスト精度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5" number:min-integer-digits="1" number:grouping="true"/>
    </number:number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2014/02/22</text:date>, <text:time>01:1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suke </meta:initial-creator>
    <meta:creation-date>2014-01-25T23:34:30</meta:creation-date>
    <dc:date>2014-02-22T01:19:08.25</dc:date>
    <meta:editing-duration>PT265H17M59S</meta:editing-duration>
    <meta:editing-cycles>41</meta:editing-cycles>
    <meta:generator>OpenOffice.org/3.2$Win32 OpenOffice.org_project/320m18$Build-9502</meta:generator>
    <dc:title>Leaderboard - Titanic: Machine Learning from Disaster | Kaggle</dc:title>
    <meta:document-statistic meta:table-count="4" meta:cell-count="164" meta:object-count="0"/>
  </office:meta>
</office:document-meta>
</file>